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215in" fo:margin-top="0in" fo:margin-bottom="0in" table:align="center" style:writing-mode="lr-tb"/>
    </style:style>
    <style:style style:name="Table1.A" style:family="table-column">
      <style:table-column-properties style:column-width="2.5563in"/>
    </style:style>
    <style:style style:name="Table1.B" style:family="table-column">
      <style:table-column-properties style:column-width="0.366in"/>
    </style:style>
    <style:style style:name="Table1.C" style:family="table-column">
      <style:table-column-properties style:column-width="0.3674in"/>
    </style:style>
    <style:style style:name="Table1.D" style:family="table-column">
      <style:table-column-properties style:column-width="0.3667in"/>
    </style:style>
    <style:style style:name="Table1.1" style:family="table-row">
      <style:table-row-properties style:min-row-height="0.6014in" fo:keep-together="auto"/>
    </style:style>
    <style:style style:name="Table1.A1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0785in" fo:padding-right="0.075in" fo:padding-top="0in" fo:padding-bottom="0in" fo:border="0.5pt solid #00000a" style:writing-mode="lr-tb">
        <style:background-image/>
      </style:table-cell-properties>
    </style:style>
    <style:style style:name="Table1.2" style:family="table-row">
      <style:table-row-properties style:min-row-height="0.3847in" fo:keep-together="auto"/>
    </style:style>
    <style:style style:name="Table1.B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3" style:family="table-row">
      <style:table-row-properties style:min-row-height="0.3806in" fo:keep-together="auto"/>
    </style:style>
    <style:style style:name="Table1.B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4" style:family="table-row">
      <style:table-row-properties style:min-row-height="0.3861in" fo:keep-together="auto"/>
    </style:style>
    <style:style style:name="Table1.B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5" style:family="table-row">
      <style:table-row-properties style:min-row-height="0.3917in" fo:keep-together="auto"/>
    </style:style>
    <style:style style:name="Table1.B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6" style:family="table-row">
      <style:table-row-properties style:min-row-height="0.3875in" fo:keep-together="auto"/>
    </style:style>
    <style:style style:name="Table1.B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7" style:family="table-row">
      <style:table-row-properties style:min-row-height="0.3833in" fo:keep-together="auto"/>
    </style:style>
    <style:style style:name="Table1.B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8" style:family="table-row">
      <style:table-row-properties style:min-row-height="0.3889in" fo:keep-together="auto"/>
    </style:style>
    <style:style style:name="Table1.B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B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A10" style:family="table-cell">
      <style:table-cell-properties style:vertical-align="middle" fo:background-color="#ffffff" fo:padding-left="0.0785in" fo:padding-right="0.075in" fo:padding-top="0in" fo:padding-bottom="0in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color="#000000"/>
    </style:style>
    <style:style style:name="P3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P4" style:family="paragraph" style:parent-style-name="Standard">
      <style:text-properties style:font-name="Norasi" officeooo:paragraph-rsid="000dcf23" style:font-name-complex="Norasi"/>
    </style:style>
    <style:style style:name="P5" style:family="paragraph" style:parent-style-name="Standard">
      <style:text-properties style:font-name="Norasi" officeooo:rsid="0014b6d2" officeooo:paragraph-rsid="0014b6d2" style:font-name-complex="Norasi"/>
    </style:style>
    <style:style style:name="P6" style:family="paragraph" style:parent-style-name="Standard">
      <style:text-properties style:font-name="Norasi" officeooo:rsid="0017662f" officeooo:paragraph-rsid="0017662f" style:font-name-complex="Norasi"/>
    </style:style>
    <style:style style:name="P7" style:family="paragraph" style:parent-style-name="Standard">
      <style:text-properties style:font-name="Norasi" officeooo:paragraph-rsid="001c2611" style:font-name-complex="Norasi"/>
    </style:style>
    <style:style style:name="P8" style:family="paragraph" style:parent-style-name="Standard">
      <style:text-properties officeooo:paragraph-rsid="001c2611" style:text-rotation-angle="90" style:text-rotation-scale="line-height"/>
    </style:style>
    <style:style style:name="P9" style:family="paragraph" style:parent-style-name="Standard">
      <style:paragraph-properties fo:text-align="center" style:justify-single-word="false"/>
      <style:text-properties fo:font-size="6pt" officeooo:paragraph-rsid="001c2611" style:font-size-asian="6pt" style:font-size-complex="6pt"/>
    </style:style>
    <style:style style:name="P10" style:family="paragraph" style:parent-style-name="Standard">
      <style:paragraph-properties fo:text-align="center" style:justify-single-word="false"/>
      <style:text-properties officeooo:paragraph-rsid="001c2611"/>
    </style:style>
    <style:style style:name="P11" style:family="paragraph" style:parent-style-name="Standard">
      <style:text-properties officeooo:paragraph-rsid="001c2611"/>
    </style:style>
    <style:style style:name="P12" style:family="paragraph" style:parent-style-name="Body_20_Text1">
      <style:text-properties style:font-name="Norasi" officeooo:paragraph-rsid="000dcf23" style:font-name-complex="Norasi"/>
    </style:style>
    <style:style style:name="P13" style:family="paragraph" style:parent-style-name="Body_20_Text1">
      <style:text-properties fo:color="#666666" style:font-name="Norasi" officeooo:paragraph-rsid="000dcf23" style:font-name-complex="Norasi"/>
    </style:style>
    <style:style style:name="P14" style:family="paragraph" style:parent-style-name="Standard">
      <style:paragraph-properties fo:margin-left="0in" fo:margin-right="0.0028in" fo:text-indent="0.5in" style:auto-text-indent="false"/>
      <style:text-properties style:font-name="Norasi" fo:font-weight="bold" officeooo:paragraph-rsid="000dcf23" style:font-weight-asian="bold" style:font-name-complex="Norasi" style:font-weight-complex="bold"/>
    </style:style>
    <style:style style:name="P15" style:family="paragraph" style:parent-style-name="Standard">
      <style:paragraph-properties fo:margin-left="0.5in" fo:margin-right="0.0028in" fo:text-indent="0in" style:auto-text-indent="false"/>
      <style:text-properties style:font-name="Norasi" fo:font-weight="bold" officeooo:paragraph-rsid="000dcf23" style:font-weight-asian="bold" style:font-name-complex="Norasi" style:font-weight-complex="bold"/>
    </style:style>
    <style:style style:name="P16" style:family="paragraph" style:parent-style-name="Standard">
      <style:paragraph-properties fo:margin-left="0in" fo:margin-right="0.0028in" fo:text-indent="0.4in" style:auto-text-indent="false"/>
      <style:text-properties fo:color="#808080" style:font-name="Norasi" officeooo:paragraph-rsid="000dcf23" style:font-name-complex="Norasi"/>
    </style:style>
    <style:style style:name="P17" style:family="paragraph" style:parent-style-name="Standard">
      <style:paragraph-properties fo:margin-left="0in" fo:margin-right="0.0028in" fo:text-indent="0.4in" style:auto-text-indent="false"/>
      <style:text-properties fo:color="#333333" style:font-name="Norasi" officeooo:rsid="00104c26" officeooo:paragraph-rsid="00104c26" style:font-name-complex="Norasi"/>
    </style:style>
    <style:style style:name="P18" style:family="paragraph" style:parent-style-name="Standard">
      <style:paragraph-properties fo:margin-left="0.9846in" fo:margin-right="0.0028in" fo:text-indent="0in" style:auto-text-indent="false"/>
      <style:text-properties fo:color="#666666" style:font-name="Norasi" officeooo:rsid="00189b71" officeooo:paragraph-rsid="00189b71" style:font-name-complex="Norasi"/>
    </style:style>
    <style:style style:name="P19" style:family="paragraph" style:parent-style-name="Standard">
      <style:paragraph-properties fo:margin-left="0in" fo:margin-right="0.0028in" fo:text-indent="0in" style:auto-text-indent="false"/>
      <style:text-properties fo:color="#000000" style:font-name="Norasi" officeooo:rsid="00189b71" officeooo:paragraph-rsid="00189b71" style:font-name-complex="Norasi"/>
    </style:style>
    <style:style style:name="P20" style:family="paragraph" style:parent-style-name="Standard">
      <style:text-properties fo:color="#000000" style:font-name="Norasi" officeooo:rsid="0014b6d2" officeooo:paragraph-rsid="0014b6d2" style:font-name-complex="Norasi"/>
    </style:style>
    <style:style style:name="P21" style:family="paragraph" style:parent-style-name="Standard">
      <style:text-properties fo:color="#000000" style:font-name="Norasi" officeooo:rsid="001569d3" officeooo:paragraph-rsid="000dcf23" style:font-name-complex="Norasi"/>
    </style:style>
    <style:style style:name="P22" style:family="paragraph" style:parent-style-name="Standard">
      <style:text-properties fo:color="#808080" style:font-name="Norasi" officeooo:paragraph-rsid="000dcf23" style:font-name-complex="Norasi"/>
    </style:style>
    <style:style style:name="P23" style:family="paragraph" style:parent-style-name="Standard" style:list-style-name="L1">
      <style:text-properties style:font-name="Norasi" officeooo:rsid="0017662f" officeooo:paragraph-rsid="0017662f" style:font-name-complex="Norasi"/>
    </style:style>
    <style:style style:name="P24" style:family="paragraph" style:parent-style-name="Standard" style:list-style-name="L1">
      <style:text-properties style:font-name="Norasi" officeooo:rsid="0017662f" officeooo:paragraph-rsid="00189b71" style:font-name-complex="Norasi"/>
    </style:style>
    <style:style style:name="P25" style:family="paragraph" style:parent-style-name="Standard">
      <style:text-properties style:font-name="Norasi" officeooo:rsid="0017662f" officeooo:paragraph-rsid="001d1611" style:font-name-complex="Norasi"/>
    </style:style>
    <style:style style:name="P26" style:family="paragraph" style:parent-style-name="Standard" style:list-style-name="L1">
      <style:text-properties style:font-name="Norasi" officeooo:rsid="00189b71" officeooo:paragraph-rsid="00189b71" style:font-name-complex="Norasi"/>
    </style:style>
    <style:style style:name="P27" style:family="paragraph" style:parent-style-name="Standard">
      <style:text-properties style:font-name="Norasi" officeooo:rsid="00189b71" officeooo:paragraph-rsid="00189b71" style:font-name-complex="Norasi"/>
    </style:style>
    <style:style style:name="P28" style:family="paragraph" style:parent-style-name="Standard" style:list-style-name="L1">
      <style:text-properties style:font-name="Norasi" officeooo:rsid="001d1611" officeooo:paragraph-rsid="001d1611" style:font-name-complex="Norasi"/>
    </style:style>
    <style:style style:name="P29" style:family="paragraph" style:parent-style-name="Standard">
      <style:text-properties fo:font-weight="bold" officeooo:paragraph-rsid="001c2611" style:font-weight-asian="bold" style:font-weight-complex="bold"/>
    </style:style>
    <style:style style:name="P30" style:family="paragraph" style:parent-style-name="Standard">
      <style:text-properties fo:font-weight="bold" officeooo:rsid="001c2611" officeooo:paragraph-rsid="001c2611" style:font-weight-asian="bold" style:font-weight-complex="bold" style:text-rotation-angle="90" style:text-rotation-scale="line-height"/>
    </style:style>
    <style:style style:name="P31" style:family="paragraph" style:parent-style-name="Standard">
      <style:text-properties fo:font-weight="bold" officeooo:paragraph-rsid="001c2611" style:font-weight-asian="bold" style:font-weight-complex="bold" style:text-rotation-angle="90" style:text-rotation-scale="line-height"/>
    </style:style>
    <style:style style:name="P32" style:family="paragraph" style:parent-style-name="Standard">
      <style:paragraph-properties fo:margin-left="0in" fo:margin-right="0.0028in" fo:text-indent="0in" style:auto-text-indent="false"/>
      <style:text-properties fo:color="#000000" style:font-name="Norasi" officeooo:rsid="00189b71" officeooo:paragraph-rsid="00189b71" style:font-name-complex="Norasi"/>
    </style:style>
    <style:style style:name="P33" style:family="paragraph" style:parent-style-name="Heading_20_1" style:master-page-name="Converted11">
      <style:paragraph-properties style:page-number="1"/>
      <style:text-properties style:font-name="Norasi" officeooo:paragraph-rsid="000dcf23" style:font-name-complex="Norasi"/>
    </style:style>
    <style:style style:name="P34" style:family="paragraph" style:parent-style-name="Heading_20_2" style:list-style-name="WWNum34">
      <style:text-properties style:font-name="Norasi" officeooo:paragraph-rsid="000dcf23" style:font-name-complex="Norasi"/>
    </style:style>
    <style:style style:name="P35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def2"/>
    </style:style>
    <style:style style:name="T2" style:family="text">
      <style:text-properties officeooo:rsid="00104c26"/>
    </style:style>
    <style:style style:name="T3" style:family="text">
      <style:text-properties fo:color="#999999"/>
    </style:style>
    <style:style style:name="T4" style:family="text">
      <style:text-properties fo:color="#000000"/>
    </style:style>
    <style:style style:name="T5" style:family="text">
      <style:text-properties fo:color="#000000" officeooo:rsid="0014b6d2"/>
    </style:style>
    <style:style style:name="T6" style:family="text">
      <style:text-properties fo:color="#000000" officeooo:rsid="001569d3"/>
    </style:style>
    <style:style style:name="T7" style:family="text">
      <style:text-properties fo:color="#808080" officeooo:rsid="001569d3"/>
    </style:style>
    <style:style style:name="T8" style:family="text">
      <style:text-properties officeooo:rsid="0017662f"/>
    </style:style>
    <style:style style:name="T9" style:family="text">
      <style:text-properties officeooo:rsid="0018d17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c2611" style:font-weight-asian="bold" style:font-weight-complex="bold"/>
    </style:style>
    <style:style style:name="T12" style:family="text">
      <style:text-properties officeooo:rsid="001d16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stroke="solid" svg:stroke-width="0in" svg:stroke-color="#000000" draw:marker-start="msArrowEnd_20_5" draw:marker-start-width="0.0827in" draw:marker-start-center="false" draw:marker-end="msArrowEnd_20_5" draw:marker-end-width="0.0827in" draw:marker-end-center="false" draw:stroke-linejoin="round" draw:fill="solid" draw:fill-color="#ffffff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span text:style-name="T1">บทที่ 1 </text:span><text:bookmark-start text:name="_Toc349348649"/><text:bookmark-start text:name="_Toc349348578"/><text:bookmark-start text:name="_Toc349348073"/><text:bookmark-start text:name="_Toc6826216"/><text:bookmark-start text:name="_Toc6825736"/><text:bookmark-start text:name="_Toc349348005"/><text:bookmark-start text:name="_Toc349347814"/><text:bookmark-start text:name="_Toc349343920"/>บทนำ<text:bookmark-end text:name="_Toc349348649"/><text:bookmark-end text:name="_Toc349348578"/><text:bookmark-end text:name="_Toc349348073"/><text:bookmark-end text:name="_Toc349348005"/><text:bookmark-end text:name="_Toc349347814"/><text:bookmark-end text:name="_Toc349343920"/></text:h>
      <text:list xml:id="list4517579629856879603" text:style-name="WWNum34">
        <text:list-item>
          <text:list>
            <text:list-item>
              <text:h text:style-name="P34" text:outline-level="2"><text:bookmark-end text:name="_Toc6825736"/><text:bookmark-start text:name="_Toc349348579"/><text:bookmark-start text:name="_Toc349348074"/><text:bookmark-start text:name="_Toc349348006"/><text:bookmark-start text:name="_Toc349343921"/><text:bookmark-start text:name="_Toc349347815"/><text:bookmark-start text:name="_Toc349348650"/><text:bookmark-end text:name="_Toc6826216"/>ที่มาและเหตุผล<text:bookmark-end text:name="_Toc349348579"/><text:bookmark-end text:name="_Toc349348074"/><text:bookmark-end text:name="_Toc349348006"/><text:bookmark-end text:name="_Toc349343921"/><text:bookmark-end text:name="_Toc349347815"/><text:bookmark-end text:name="_Toc349348650"/></text:h>
            </text:list-item>
          </text:list>
        </text:list-item>
      </text:list>
      <text:p text:style-name="P16">อธิบายว่าทำไมต้องทำโครงงานนี้ เช่นสภาพการใช้งานเทคโนโลยีในปัจจุบัน แล้วชี้ประเด็นที่ยังต้องได้รับการพัฒนา ให้ผู้อ่านเห็นความสำคัญว่าถ้าซอฟต์แวร์นี้ได้รับการพัฒนาแล้วจะมีประโยชน์ ช่วยแก้ปัญหาปัจจุบันได้จริง หรือทำให้ดีขึ้น</text:p>
      <text:p text:style-name="P17">จากปัญหาการติดต่อสื่อสารของผู้พิการทางการได้ยินกับการสื่อสารในชีวิตประจำวันกับบุคคลทั่วไปของผู้พิการ ทำให้ผู้พัฒนาเล็งเห็นถึงความสำคัญต่อการใช้ชีวิตของผู้พิการ ผู้พัฒนาได้พัฒนาแอพพลิเคชั่นนี้ขึ้น</text:p>
      <text:list xml:id="list4951786091994" text:continue-numbering="true" text:style-name="WWNum34">
        <text:list-item>
          <text:list>
            <text:list-item>
              <text:h text:style-name="P34" text:outline-level="2"><text:bookmark-start text:name="_Toc349343922"/><text:bookmark-start text:name="_Toc349348075"/><text:bookmark-start text:name="_Toc349347816"/><text:bookmark-start text:name="_Toc349348007"/><text:bookmark-start text:name="_Toc349348580"/><text:bookmark-start text:name="_Toc349348651"/><text:bookmark-start text:name="_Toc349603007"/>วัตถุประสงค์<text:bookmark-end text:name="_Toc349343922"/><text:bookmark-end text:name="_Toc349348075"/><text:bookmark-end text:name="_Toc349347816"/><text:bookmark-end text:name="_Toc349348007"/><text:bookmark-end text:name="_Toc349348580"/><text:bookmark-end text:name="_Toc349348651"/><text:bookmark-end text:name="_Toc349603007"/></text:h>
            </text:list-item>
          </text:list>
        </text:list-item>
      </text:list>
      <text:p text:style-name="P4"><text:tab/><text:span text:style-name="T2">ช่วยอำนวยความสะดวกต่อผู้พิการทางการได้ยิน ใช้แอพพลิเคชั่นติดต่อสื่อสารกับบุคคลทั่วไป ผ่านแอพพลิเคชั่นบนระบบปฏิบัติการแอนดรอย</text:span></text:p>
      <text:list xml:id="list4951953609561" text:continue-numbering="true" text:style-name="WWNum34">
        <text:list-item>
          <text:list>
            <text:list-item>
              <text:h text:style-name="P34" text:outline-level="2"><text:s/>ขอบเขตของโครงงาน</text:h>
            </text:list-item>
          </text:list>
        </text:list-item>
      </text:list>
      <text:p text:style-name="P4"><text:span text:style-name="T3">1. ระบุว่าจะไม่ทำเกินไปกว่านี้ หรืออธิบายข้อจำกัดของระบบ เช่นติดต่อผ่านบลูธูทได้ในระยะไม่เกิน 5 เมตร</text:span><text:span text:style-name="T5"><text:tab/></text:span></text:p>
      <text:p text:style-name="P5"><text:span text:style-name="T3"><text:tab/></text:span><text:span text:style-name="T4">1.3.1 <text:tab/>สามารถทำงานบนระบบปฎิบัติการแอนดรอยตั้งแต่ เว่อร์ชั่น 4.2 ขึ้นไปเท่านั้น</text:span></text:p>
      <text:p text:style-name="P20"><text:tab/>1.3.2<text:tab/>รองรับการทำงานคนเดียว โดยเน้นการใช้งาน<text:span text:style-name="T12">สำหรับ</text:span>ผู้พิการทางการได้ยิน<text:tab/></text:p>
      <text:list xml:id="list4951341226328" text:continue-numbering="true" text:style-name="WWNum34">
        <text:list-item>
          <text:list>
            <text:list-item>
              <text:h text:style-name="P34" text:outline-level="2"><text:bookmark-start text:name="_Toc349343924"/><text:bookmark-start text:name="_Toc349603009"/><text:bookmark-start text:name="_Toc349348653"/><text:bookmark-start text:name="_Toc349348582"/><text:bookmark-start text:name="_Toc349348077"/><text:bookmark-start text:name="_Toc349348009"/><text:bookmark-start text:name="_Toc349347818"/>ประโยชน์ที่คาดว่าจะได้รับ<text:bookmark-end text:name="_Toc349343924"/><text:bookmark-end text:name="_Toc349603009"/><text:bookmark-end text:name="_Toc349348653"/><text:bookmark-end text:name="_Toc349348582"/><text:bookmark-end text:name="_Toc349348077"/><text:bookmark-end text:name="_Toc349348009"/><text:bookmark-end text:name="_Toc349347818"/></text:h>
            </text:list-item>
          </text:list>
        </text:list-item>
      </text:list>
      <text:p text:style-name="P22">1. ระบุว่าถ้าซอฟต์แวร์นี้ทำเสร็จ น่าจะใช้ประโยชน์อะไรได้บ้าง เป็นรูปธรรม</text:p>
      <text:p text:style-name="P4"><text:span text:style-name="T7"><text:tab/></text:span><text:span text:style-name="T6">1.4.1<text:tab/>ช่วยสังเคราะห์เสียงพูดตามความต้องการของผู้พิการทางการได้ยิน</text:span></text:p>
      <text:p text:style-name="P21"><text:tab/>1.4.2<text:tab/>ช่วยแปลงเสียงเป็นข้อความ </text:p>
      <text:list xml:id="list4951420241871" text:continue-numbering="true" text:style-name="WWNum34">
        <text:list-item>
          <text:list>
            <text:list-item>
              <text:h text:style-name="P34" text:outline-level="2"><text:soft-page-break/><text:tab/><text:bookmark-start text:name="_Toc349348078"/><text:bookmark-start text:name="_Toc349348010"/><text:bookmark-start text:name="_Toc349348654"/><text:bookmark-start text:name="_Toc349348583"/><text:bookmark-start text:name="_Toc349343925"/><text:bookmark-start text:name="_Toc349347819"/><text:bookmark-start text:name="_Toc349603010"/>เครื่องมือที่ใช้ในการพัฒนา<text:bookmark-end text:name="_Toc349348078"/><text:bookmark-end text:name="_Toc349348010"/><text:bookmark-end text:name="_Toc349348654"/><text:bookmark-end text:name="_Toc349348583"/><text:bookmark-end text:name="_Toc349343925"/><text:bookmark-end text:name="_Toc349347819"/><text:bookmark-end text:name="_Toc349603010"/></text:h>
            </text:list-item>
          </text:list>
        </text:list-item>
      </text:list>
      <text:p text:style-name="P14">1.<text:span text:style-name="T8">5.1</text:span> ด้านฮาร์ดแวร์</text:p>
      <text:list xml:id="list5783934339929672454" text:style-name="L1">
        <text:list-item>
          <text:p text:style-name="P23">คอมพิวเตอร์ 1 เครื่อง</text:p>
          <text:p text:style-name="P23">Lenovo G360</text:p>
          <text:list>
            <text:list-header>
              <text:p text:style-name="P23">ubuntu 16.04 LTS</text:p>
              <text:p text:style-name="P23">Memory<text:tab/>3.7 GiB</text:p>
              <text:p text:style-name="P23">Processor<text:tab/>Intel Core i3 CPU M380 @2.53GHz x 4</text:p>
              <text:p text:style-name="P23">Graphics <text:tab/>Intel Ironlake Moblie</text:p>
              <text:p text:style-name="P23">OS type<text:tab/>64 bit</text:p>
              <text:p text:style-name="P23">Disk<text:tab/><text:tab/>488.1 GB</text:p>
            </text:list-header>
          </text:list>
        </text:list-item>
        <text:list-item>
          <text:p text:style-name="P24">สมาร์ทโฟน <text:span text:style-name="T12">3</text:span> เครื่อง</text:p>
          <text:p text:style-name="P24">SAMSUNG GALAXY ACE 3</text:p>
          <text:list>
            <text:list-item>
              <text:p text:style-name="P28">Android version 4.2.2</text:p>
            </text:list-item>
          </text:list>
        </text:list-item>
      </text:list>
      <text:p text:style-name="P6"><text:tab/><text:tab/><text:tab/></text:p>
      <text:list xml:id="list4953098445449" text:continue-numbering="true" text:style-name="L1">
        <text:list-header>
          <text:p text:style-name="P23">Lenovo Vibe C (a2020)</text:p>
          <text:list text:continue-numbering="true">
            <text:list-item>
              <text:p text:style-name="P26">CPU<text:tab/><text:tab/>4 core 1.1 GHz</text:p>
            </text:list-item>
            <text:list-item>
              <text:p text:style-name="P26">Memory<text:tab/>1 GB</text:p>
            </text:list-item>
            <text:list-item>
              <text:p text:style-name="P26">Storage<text:tab/>8 GB</text:p>
            </text:list-item>
            <text:list-item>
              <text:p text:style-name="P26">Android <text:tab/>5.1.1</text:p>
            </text:list-item>
          </text:list>
        </text:list-header>
      </text:list>
      <text:p text:style-name="P25"/>
      <text:list xml:id="list4953074026113" text:continue-numbering="true" text:style-name="L1">
        <text:list-header>
          <text:p text:style-name="P28">Huawai Y6II</text:p>
          <text:list text:continue-numbering="true">
            <text:list-item>
              <text:p text:style-name="P28">Android<text:tab/>6.0</text:p>
            </text:list-item>
            <text:list-item>
              <text:p text:style-name="P28">CPU<text:tab/><text:tab/>kirin 620</text:p>
            </text:list-item>
            <text:list-item>
              <text:p text:style-name="P28">RAM<text:tab/><text:tab/>2.0 GB</text:p>
            </text:list-item>
          </text:list>
        </text:list-header>
      </text:list>
      <text:p text:style-name="P27"><text:tab/><text:tab/></text:p>
      <text:p text:style-name="P15"><text:span text:style-name="T8">1.5.</text:span>2 ด้านซอฟต์แวร์</text:p>
      <text:p text:style-name="P18">- เครื่องมือที่ใช้พัฒนาทั้งหมด ระบุเวอร์ชั่นด้วย</text:p>
      <text:p text:style-name="P19"><text:tab/><text:tab/>Android Studio 2.3<text:tab/>เป็นเครื่องมือสำหรับเขียนโปรแกรมเพื่อพัฒนาแอพพลิเคชั่น</text:p>
      <text:p text:style-name="P19"/>
      <text:p text:style-name="P19"/>
      <text:list xml:id="list4951250143498" text:continue-list="list4951420241871" text:style-name="WWNum34">
        <text:list-item>
          <text:list>
            <text:list-item>
              <text:h text:style-name="P34" text:outline-level="2"><text:bookmark-start text:name="_Toc349343926"/><text:bookmark-start text:name="_Toc349603011"/><text:bookmark-start text:name="_Toc349348655"/><text:bookmark-start text:name="_Toc349348584"/><text:bookmark-start text:name="_Toc349348079"/><text:bookmark-start text:name="_Toc349348011"/><text:bookmark-start text:name="_Toc349347820"/><text:soft-page-break/>ขั้นตอนการดำเนินงาน<text:bookmark-end text:name="_Toc349343926"/><text:bookmark-end text:name="_Toc349603011"/><text:bookmark-end text:name="_Toc349348655"/><text:bookmark-end text:name="_Toc349348584"/><text:bookmark-end text:name="_Toc349348079"/><text:bookmark-end text:name="_Toc349348011"/><text:bookmark-end text:name="_Toc349347820"/><text:tab/></text:h>
            </text:list-item>
          </text:list>
        </text:list-item>
      </text:list>
      <text:p text:style-name="P13">อธิบายขั้นตอนการพัฒนาโครงการพร้อมทั้งแสดงตารางขั้นตอนการดำเนินโครงการ โดยให้ชื่อตารางแสดงอยู่ด้านบนของแต่ละตาราง และชิดทางด้านซ้ายของตาราง <text:s/>ดังตัวอย่างข้างล่าง</text:p>
      <text:p text:style-name="P12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D" table:number-columns-repeated="3"/>
        <table:table-column table:style-name="Table1.B"/>
        <table:table-column table:style-name="Table1.D" table:number-columns-repeated="2"/>
        <table:table-row table:style-name="Table1.1">
          <table:table-cell table:style-name="Table1.A1" office:value-type="string">
            <text:p text:style-name="P29"><text:tab/>แผนการดำเนินงาน</text:p>
          </table:table-cell>
          <table:table-cell table:style-name="Table1.B1" office:value-type="string">
            <text:p text:style-name="P30">ม.ค. 59</text:p>
          </table:table-cell>
          <table:table-cell table:style-name="Table1.B1" office:value-type="string">
            <text:p text:style-name="P8"><text:span text:style-name="T10">ก.</text:span><text:span text:style-name="T11">พ. 59</text:span></text:p>
          </table:table-cell>
          <table:table-cell table:style-name="Table1.B1" office:value-type="string">
            <text:p text:style-name="P30">มี.ค. 59</text:p>
          </table:table-cell>
          <table:table-cell table:style-name="Table1.B1" office:value-type="string">
            <text:p text:style-name="P30">เม.ย. 59</text:p>
          </table:table-cell>
          <table:table-cell table:style-name="Table1.B1" office:value-type="string">
            <text:p text:style-name="P30">พ.ค. 59</text:p>
          </table:table-cell>
          <table:table-cell table:style-name="Table1.B1" office:value-type="string">
            <text:p text:style-name="P30">มิ.ย. 59</text:p>
          </table:table-cell>
          <table:table-cell table:style-name="Table1.B1" office:value-type="string">
            <text:p text:style-name="P8"><text:span text:style-name="T10">ก.</text:span><text:span text:style-name="T11">ค. 59</text:span></text:p>
          </table:table-cell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31"/>
          </table:table-cell>
        </table:table-row>
        <table:table-row table:style-name="Table1.2">
          <table:table-cell table:style-name="Table1.A1" office:value-type="string">
            <text:p text:style-name="P11"><draw:line text:anchor-type="char" draw:z-index="0" draw:name="ตัวเชื่อมต่อตรง 8" draw:style-name="gr1" draw:text-style-name="P35" svg:x1="2.4827in" svg:y1="0.1146in" svg:x2="3.2083in" svg:y2="0.1146in"><text:p/></draw:line>1. ศึกษาความเป็นไปได้ของโครงงาน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D2" office:value-type="string">
            <text:p text:style-name="P11"/>
          </table:table-cell>
          <table:table-cell table:style-name="Table1.E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G2" office:value-type="string">
            <text:p text:style-name="P11"/>
          </table:table-cell>
          <table:table-cell table:style-name="Table1.H2" office:value-type="string">
            <text:p text:style-name="P11"/>
          </table:table-cell>
          <table:table-cell table:style-name="Table1.I2" office:value-type="string">
            <text:p text:style-name="P11"/>
          </table:table-cell>
          <table:table-cell table:style-name="Table1.J2" office:value-type="string">
            <text:p text:style-name="P11"/>
          </table:table-cell>
          <table:table-cell table:style-name="Table1.K2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11"><draw:line text:anchor-type="char" draw:z-index="1" draw:name="ตัวเชื่อมต่อตรง 7" draw:style-name="gr1" draw:text-style-name="P35" svg:x1="2.4575in" svg:y1="0.0866in" svg:x2="3.2075in" svg:y2="0.1075in"><text:p/></draw:line>2. เสนอหัวข้อโครงงาน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1"/>
          </table:table-cell>
          <table:table-cell table:style-name="Table1.E3" office:value-type="string">
            <text:p text:style-name="P11"/>
          </table:table-cell>
          <table:table-cell table:style-name="Table1.F3" office:value-type="string">
            <text:p text:style-name="P11"/>
          </table:table-cell>
          <table:table-cell table:style-name="Table1.G3" office:value-type="string">
            <text:p text:style-name="P11"/>
          </table:table-cell>
          <table:table-cell table:style-name="Table1.H3" office:value-type="string">
            <text:p text:style-name="P11"/>
          </table:table-cell>
          <table:table-cell table:style-name="Table1.I3" office:value-type="string">
            <text:p text:style-name="P11"/>
          </table:table-cell>
          <table:table-cell table:style-name="Table1.J3" office:value-type="string">
            <text:p text:style-name="P11"/>
          </table:table-cell>
          <table:table-cell table:style-name="Table1.K3" office:value-type="string"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11">3. ศึกษาค้นคว้าข้อมูลต่างๆ</text:p>
          </table:table-cell>
          <table:table-cell table:style-name="Table1.B4" office:value-type="string">
            <text:p text:style-name="P11"><draw:line text:anchor-type="char" draw:z-index="2" draw:name="ตัวเชื่อมต่อตรง 6" draw:style-name="gr1" draw:text-style-name="P35" svg:x1="0.2862in" svg:y1="0.1972in" svg:x2="1.3878in" svg:y2="0.1972in"><text:p/></draw:line></text:p>
          </table:table-cell>
          <table:table-cell table:style-name="Table1.C4" office:value-type="string">
            <text:p text:style-name="P11"/>
          </table:table-cell>
          <table:table-cell table:style-name="Table1.D4" office:value-type="string">
            <text:p text:style-name="P11"/>
          </table:table-cell>
          <table:table-cell table:style-name="Table1.E4" office:value-type="string">
            <text:p text:style-name="P11"/>
          </table:table-cell>
          <table:table-cell table:style-name="Table1.F4" office:value-type="string">
            <text:p text:style-name="P11"/>
          </table:table-cell>
          <table:table-cell table:style-name="Table1.G4" office:value-type="string">
            <text:p text:style-name="P11"/>
          </table:table-cell>
          <table:table-cell table:style-name="Table1.H4" office:value-type="string">
            <text:p text:style-name="P11"/>
          </table:table-cell>
          <table:table-cell table:style-name="Table1.I4" office:value-type="string">
            <text:p text:style-name="P11"/>
          </table:table-cell>
          <table:table-cell table:style-name="Table1.J4" office:value-type="string">
            <text:p text:style-name="P11"/>
          </table:table-cell>
          <table:table-cell table:style-name="Table1.K4" office:value-type="string">
            <text:p text:style-name="P11"/>
          </table:table-cell>
        </table:table-row>
        <table:table-row table:style-name="Table1.5">
          <table:table-cell table:style-name="Table1.A1" office:value-type="string">
            <text:p text:style-name="P11">4. ศึกษาการใช้งานเครื่องมือในการพัฒนา 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11"/>
          </table:table-cell>
          <table:table-cell table:style-name="Table1.D5" office:value-type="string">
            <text:p text:style-name="P11"><draw:line text:anchor-type="char" draw:z-index="3" draw:name="ตัวเชื่อมต่อตรง 5" draw:style-name="gr1" draw:text-style-name="P35" svg:x1="-0.0654in" svg:y1="0.2043in" svg:x2="1.0063in" svg:y2="0.2043in"><text:p/></draw:line></text:p>
          </table:table-cell>
          <table:table-cell table:style-name="Table1.E5" office:value-type="string">
            <text:p text:style-name="P11"/>
          </table:table-cell>
          <table:table-cell table:style-name="Table1.F5" office:value-type="string">
            <text:p text:style-name="P11"/>
          </table:table-cell>
          <table:table-cell table:style-name="Table1.G5" office:value-type="string">
            <text:p text:style-name="P11"/>
          </table:table-cell>
          <table:table-cell table:style-name="Table1.H5" office:value-type="string">
            <text:p text:style-name="P11"/>
          </table:table-cell>
          <table:table-cell table:style-name="Table1.I5" office:value-type="string">
            <text:p text:style-name="P11"/>
          </table:table-cell>
          <table:table-cell table:style-name="Table1.J5" office:value-type="string">
            <text:p text:style-name="P11"/>
          </table:table-cell>
          <table:table-cell table:style-name="Table1.K5" office:value-type="string">
            <text:p text:style-name="P11"/>
          </table:table-cell>
        </table:table-row>
        <table:table-row table:style-name="Table1.6">
          <table:table-cell table:style-name="Table1.A1" office:value-type="string">
            <text:p text:style-name="P11"><draw:line text:anchor-type="char" draw:z-index="4" draw:name="ตัวเชื่อมต่อตรง 4" draw:style-name="gr1" draw:text-style-name="P35" svg:x1="3.2244in" svg:y1="0.1075in" svg:x2="4.3118in" svg:y2="0.1075in"><text:p/></draw:line>5. การวิเคราะห์และออกแบบระบบ 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11"/>
          </table:table-cell>
          <table:table-cell table:style-name="Table1.D6" office:value-type="string">
            <text:p text:style-name="P11"/>
          </table:table-cell>
          <table:table-cell table:style-name="Table1.E6" office:value-type="string">
            <text:p text:style-name="P11"/>
          </table:table-cell>
          <table:table-cell table:style-name="Table1.F6" office:value-type="string">
            <text:p text:style-name="P11"/>
          </table:table-cell>
          <table:table-cell table:style-name="Table1.G6" office:value-type="string">
            <text:p text:style-name="P11"/>
          </table:table-cell>
          <table:table-cell table:style-name="Table1.H6" office:value-type="string">
            <text:p text:style-name="P11"/>
          </table:table-cell>
          <table:table-cell table:style-name="Table1.I6" office:value-type="string">
            <text:p text:style-name="P11"/>
          </table:table-cell>
          <table:table-cell table:style-name="Table1.J6" office:value-type="string">
            <text:p text:style-name="P11"/>
          </table:table-cell>
          <table:table-cell table:style-name="Table1.K6" office:value-type="string">
            <text:p text:style-name="P11"/>
          </table:table-cell>
        </table:table-row>
        <table:table-row table:style-name="Table1.7">
          <table:table-cell table:style-name="Table1.A1" office:value-type="string">
            <text:p text:style-name="P11"><draw:line text:anchor-type="char" draw:z-index="5" draw:name="ตัวเชื่อมต่อตรง 3" draw:style-name="gr1" draw:text-style-name="P35" svg:x1="3.0827in" svg:y1="0.1154in" svg:x2="4.6661in" svg:y2="0.1154in"><text:p/></draw:line>6. เขียนโปรแกรม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11"/>
          </table:table-cell>
          <table:table-cell table:style-name="Table1.D7" office:value-type="string">
            <text:p text:style-name="P11"/>
          </table:table-cell>
          <table:table-cell table:style-name="Table1.E7" office:value-type="string">
            <text:p text:style-name="P11"/>
          </table:table-cell>
          <table:table-cell table:style-name="Table1.F7" office:value-type="string">
            <text:p text:style-name="P11"/>
          </table:table-cell>
          <table:table-cell table:style-name="Table1.G7" office:value-type="string">
            <text:p text:style-name="P11"/>
          </table:table-cell>
          <table:table-cell table:style-name="Table1.H7" office:value-type="string">
            <text:p text:style-name="P11"/>
          </table:table-cell>
          <table:table-cell table:style-name="Table1.I7" office:value-type="string">
            <text:p text:style-name="P11"/>
          </table:table-cell>
          <table:table-cell table:style-name="Table1.J7" office:value-type="string">
            <text:p text:style-name="P11"/>
          </table:table-cell>
          <table:table-cell table:style-name="Table1.K7" office:value-type="string">
            <text:p text:style-name="P11"/>
          </table:table-cell>
        </table:table-row>
        <table:table-row table:style-name="Table1.8">
          <table:table-cell table:style-name="Table1.A1" office:value-type="string">
            <text:p text:style-name="P11"><draw:line text:anchor-type="char" draw:z-index="6" draw:name="ตัวเชื่อมต่อตรง 2" draw:style-name="gr1" draw:text-style-name="P35" svg:x1="3.4783in" svg:y1="0.1043in" svg:x2="5.072in" svg:y2="0.1224in"><text:p/></draw:line>7. การทดสอบระบบและแก้ปัญหา</text:p>
          </table:table-cell>
          <table:table-cell table:style-name="Table1.B8" office:value-type="string">
            <text:p text:style-name="P11"/>
          </table:table-cell>
          <table:table-cell table:style-name="Table1.C8" office:value-type="string">
            <text:p text:style-name="P11"/>
          </table:table-cell>
          <table:table-cell table:style-name="Table1.D8" office:value-type="string">
            <text:p text:style-name="P11"/>
          </table:table-cell>
          <table:table-cell table:style-name="Table1.E8" office:value-type="string">
            <text:p text:style-name="P11"/>
          </table:table-cell>
          <table:table-cell table:style-name="Table1.F8" office:value-type="string">
            <text:p text:style-name="P11"/>
          </table:table-cell>
          <table:table-cell table:style-name="Table1.G8" office:value-type="string">
            <text:p text:style-name="P11"/>
          </table:table-cell>
          <table:table-cell table:style-name="Table1.H8" office:value-type="string">
            <text:p text:style-name="P11"/>
          </table:table-cell>
          <table:table-cell table:style-name="Table1.I8" office:value-type="string">
            <text:p text:style-name="P11"/>
          </table:table-cell>
          <table:table-cell table:style-name="Table1.J8" office:value-type="string">
            <text:p text:style-name="P11"/>
          </table:table-cell>
          <table:table-cell table:style-name="Table1.K8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11"><draw:line text:anchor-type="char" draw:z-index="7" draw:name="ตัวเชื่อมต่อตรง 1" draw:style-name="gr1" draw:text-style-name="P35" svg:x1="4.3429in" svg:y1="0.1028in" svg:x2="5.0303in" svg:y2="0.1028in"><text:p/></draw:line>8. การจัดทำเอกสาร</text:p>
          </table:table-cell>
          <table:table-cell table:style-name="Table1.B9" office:value-type="string">
            <text:p text:style-name="P11"/>
          </table:table-cell>
          <table:table-cell table:style-name="Table1.C9" office:value-type="string">
            <text:p text:style-name="P11"/>
          </table:table-cell>
          <table:table-cell table:style-name="Table1.D9" office:value-type="string">
            <text:p text:style-name="P11"/>
          </table:table-cell>
          <table:table-cell table:style-name="Table1.E9" office:value-type="string">
            <text:p text:style-name="P11"/>
          </table:table-cell>
          <table:table-cell table:style-name="Table1.F9" office:value-type="string">
            <text:p text:style-name="P11"/>
          </table:table-cell>
          <table:table-cell table:style-name="Table1.G9" office:value-type="string">
            <text:p text:style-name="P11"/>
          </table:table-cell>
          <table:table-cell table:style-name="Table1.H9" office:value-type="string">
            <text:p text:style-name="P11"/>
          </table:table-cell>
          <table:table-cell table:style-name="Table1.I9" office:value-type="string">
            <text:p text:style-name="P11"/>
          </table:table-cell>
          <table:table-cell table:style-name="Table1.J9" office:value-type="string">
            <text:p text:style-name="P11"/>
          </table:table-cell>
          <table:table-cell table:style-name="Table1.K9" office:value-type="string">
            <text:p text:style-name="Standard"/>
          </table:table-cell>
        </table:table-row>
        <table:table-row table:style-name="Table1.2">
          <table:table-cell table:style-name="Table1.A10" table:number-columns-spanned="11" office:value-type="string">
            <text:p text:style-name="P9"/>
            <text:p text:style-name="P10"><text:span text:style-name="T10">ตารางที่ 1.1</text:span> <text:s/>ขั้นตอนการดำเนินงาน<text:bookmark text:name="_GoBack"/></text:p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Angsana New" style:font-family-complex="'Angsana New'" style:font-family-generic-complex="system" style:font-pitch-complex="variable" style:font-size-complex="17.5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loext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Body_20_Text1" style:display-name="Body Text1" style:family="paragraph" style:parent-style-name="Standard" style:default-outline-level="">
      <style:paragraph-properties fo:margin-left="0in" fo:margin-right="0in" fo:text-indent="0.472in" style:auto-text-indent="false"/>
      <style:text-properties fo:language="en" fo:country="G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color="#000000"/>
    </style:style>
    <style:style style:name="MP3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1in" fo:margin-left="1.3783in" fo:margin-right="1in" style:writing-mode="lr-tb" style:layout-grid-color="#c0c0c0" style:layout-grid-lines="32" style:layout-grid-base-height="0.1665in" style:layout-grid-ruby-height="0.1354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1" style:page-layout-name="Mpm2" style:next-style-name="Converted10">
      <style:header>
        <text:p text:style-name="MP1"/>
        <text:p text:style-name="Header"/>
      </style:header>
    </style:master-page>
    <style:master-page style:name="Converted10" style:page-layout-name="Mpm2">
      <style:header>
        <text:p text:style-name="MP2"><text:page-number text:select-page="current">3</text:page-number></text:p>
        <text:p text:style-name="MP3"><text:span text:style-name="page_20_number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9:56:07.694438392</meta:creation-date>
    <dc:date>2017-06-09T00:49:51.098504860</dc:date>
    <meta:editing-duration>PT34M16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3" meta:paragraph-count="61" meta:word-count="1384" meta:character-count="1763" meta:non-whitespace-character-count="1652"/>
  </office:meta>
</office:document-meta>
</file>